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Helvetica" svg:font-family="Helvetica, arial, freesans, clean, sans-serif"/>
    <style:font-face style:name="OpenSymbol" svg:font-family="OpenSymbol"/>
    <style:font-face style:name="Trebuchet MS" svg:font-family="'Trebuchet MS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VideoRunningOrder" style:family="table">
      <style:table-properties style:width="17cm" table:align="margins"/>
    </style:style>
    <style:style style:name="VideoRunningOrder.A" style:family="table-column">
      <style:table-column-properties style:column-width="2.715cm" style:rel-column-width="1539*"/>
    </style:style>
    <style:style style:name="VideoRunningOrder.B" style:family="table-column">
      <style:table-column-properties style:column-width="5.786cm" style:rel-column-width="3280*"/>
    </style:style>
    <style:style style:name="VideoRunningOrder.C" style:family="table-column">
      <style:table-column-properties style:column-width="4.249cm" style:rel-column-width="2409*"/>
    </style:style>
    <style:style style:name="VideoRunningOrder.D" style:family="table-column">
      <style:table-column-properties style:column-width="4.251cm" style:rel-column-width="2410*"/>
    </style:style>
    <style:style style:name="VideoRunningOrder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VideoRunningOrder.D1" style:family="table-cell">
      <style:table-cell-properties fo:background-color="#e6e6ff" fo:padding="0.097cm" fo:border="0.05pt solid #000000">
        <style:background-image/>
      </style:table-cell-properties>
    </style:style>
    <style:style style:name="VideoRunningOrder.A2" style:family="table-cell">
      <style:table-cell-properties fo:padding="0.097cm" fo:border-left="0.05pt solid #000000" fo:border-right="none" fo:border-top="none" fo:border-bottom="0.05pt solid #000000"/>
    </style:style>
    <style:style style:name="VideoRunningOrder.B2" style:family="table-cell">
      <style:table-cell-properties fo:padding="0.097cm" fo:border-left="0.05pt solid #000000" fo:border-right="none" fo:border-top="none" fo:border-bottom="0.05pt solid #000000"/>
    </style:style>
    <style:style style:name="VideoRunningOrder.C2" style:family="table-cell">
      <style:table-cell-properties fo:padding="0.097cm" fo:border-left="0.05pt solid #000000" fo:border-right="none" fo:border-top="none" fo:border-bottom="0.05pt solid #000000"/>
    </style:style>
    <style:style style:name="VideoRunningOrder.D2" style:family="table-cell">
      <style:table-cell-properties fo:padding="0.097cm" fo:border-left="0.05pt solid #000000" fo:border-right="0.05pt solid #000000" fo:border-top="none" fo:border-bottom="0.05pt solid #000000"/>
    </style:style>
    <style:style style:name="VideoRunningOrder.A3" style:family="table-cell">
      <style:table-cell-properties fo:padding="0.097cm" fo:border-left="0.05pt solid #000000" fo:border-right="none" fo:border-top="none" fo:border-bottom="0.05pt solid #000000"/>
    </style:style>
    <style:style style:name="VideoRunningOrder.B3" style:family="table-cell">
      <style:table-cell-properties fo:padding="0.097cm" fo:border-left="0.05pt solid #000000" fo:border-right="none" fo:border-top="none" fo:border-bottom="0.05pt solid #000000"/>
    </style:style>
    <style:style style:name="VideoRunningOrder.C3" style:family="table-cell">
      <style:table-cell-properties fo:padding="0.097cm" fo:border-left="0.05pt solid #000000" fo:border-right="none" fo:border-top="none" fo:border-bottom="0.05pt solid #000000"/>
    </style:style>
    <style:style style:name="VideoRunningOrder.D3" style:family="table-cell">
      <style:table-cell-properties fo:padding="0.097cm" fo:border-left="0.05pt solid #000000" fo:border-right="0.05pt solid #000000" fo:border-top="none" fo:border-bottom="0.05pt solid #000000"/>
    </style:style>
    <style:style style:name="VideoRunningOrder.A4" style:family="table-cell">
      <style:table-cell-properties fo:padding="0.097cm" fo:border-left="0.05pt solid #000000" fo:border-right="none" fo:border-top="none" fo:border-bottom="0.05pt solid #000000"/>
    </style:style>
    <style:style style:name="VideoRunningOrder.B4" style:family="table-cell">
      <style:table-cell-properties fo:padding="0.097cm" fo:border-left="0.05pt solid #000000" fo:border-right="none" fo:border-top="none" fo:border-bottom="0.05pt solid #000000"/>
    </style:style>
    <style:style style:name="VideoRunningOrder.C4" style:family="table-cell">
      <style:table-cell-properties fo:padding="0.097cm" fo:border-left="0.05pt solid #000000" fo:border-right="none" fo:border-top="none" fo:border-bottom="0.05pt solid #000000"/>
    </style:style>
    <style:style style:name="VideoRunningOrder.D4" style:family="table-cell">
      <style:table-cell-properties fo:padding="0.097cm" fo:border-left="0.05pt solid #000000" fo:border-right="0.05pt solid #000000" fo:border-top="none" fo:border-bottom="0.05pt solid #000000"/>
    </style:style>
    <style:style style:name="VideoRunningOrder.A5" style:family="table-cell">
      <style:table-cell-properties fo:padding="0.097cm" fo:border-left="0.05pt solid #000000" fo:border-right="none" fo:border-top="none" fo:border-bottom="0.05pt solid #000000"/>
    </style:style>
    <style:style style:name="VideoRunningOrder.B5" style:family="table-cell">
      <style:table-cell-properties fo:padding="0.097cm" fo:border-left="0.05pt solid #000000" fo:border-right="none" fo:border-top="none" fo:border-bottom="0.05pt solid #000000"/>
    </style:style>
    <style:style style:name="VideoRunningOrder.C5" style:family="table-cell">
      <style:table-cell-properties fo:padding="0.097cm" fo:border-left="0.05pt solid #000000" fo:border-right="none" fo:border-top="none" fo:border-bottom="0.05pt solid #000000"/>
    </style:style>
    <style:style style:name="VideoRunningOrder.D5" style:family="table-cell">
      <style:table-cell-properties fo:padding="0.097cm" fo:border-left="0.05pt solid #000000" fo:border-right="0.05pt solid #000000" fo:border-top="none" fo:border-bottom="0.05pt solid #000000"/>
    </style:style>
    <style:style style:name="VideoRunningOrder.A6" style:family="table-cell">
      <style:table-cell-properties fo:padding="0.097cm" fo:border-left="0.05pt solid #000000" fo:border-right="none" fo:border-top="none" fo:border-bottom="0.05pt solid #000000"/>
    </style:style>
    <style:style style:name="VideoRunningOrder.B6" style:family="table-cell">
      <style:table-cell-properties fo:padding="0.097cm" fo:border-left="0.05pt solid #000000" fo:border-right="none" fo:border-top="none" fo:border-bottom="0.05pt solid #000000"/>
    </style:style>
    <style:style style:name="VideoRunningOrder.C6" style:family="table-cell">
      <style:table-cell-properties fo:padding="0.097cm" fo:border-left="0.05pt solid #000000" fo:border-right="none" fo:border-top="none" fo:border-bottom="0.05pt solid #000000"/>
    </style:style>
    <style:style style:name="VideoRunningOrder.D6" style:family="table-cell">
      <style:table-cell-properties fo:padding="0.097cm" fo:border-left="0.05pt solid #000000" fo:border-right="0.05pt solid #000000" fo:border-top="none" fo:border-bottom="0.05pt solid #000000"/>
    </style:style>
    <style:style style:name="VideoRunningOrder.A7" style:family="table-cell">
      <style:table-cell-properties fo:padding="0.097cm" fo:border-left="0.05pt solid #000000" fo:border-right="none" fo:border-top="none" fo:border-bottom="0.05pt solid #000000"/>
    </style:style>
    <style:style style:name="VideoRunningOrder.B7" style:family="table-cell">
      <style:table-cell-properties fo:padding="0.097cm" fo:border-left="0.05pt solid #000000" fo:border-right="none" fo:border-top="none" fo:border-bottom="0.05pt solid #000000"/>
    </style:style>
    <style:style style:name="VideoRunningOrder.C7" style:family="table-cell">
      <style:table-cell-properties fo:padding="0.097cm" fo:border-left="0.05pt solid #000000" fo:border-right="none" fo:border-top="none" fo:border-bottom="0.05pt solid #000000"/>
    </style:style>
    <style:style style:name="VideoRunningOrder.D7" style:family="table-cell">
      <style:table-cell-properties fo:padding="0.097cm" fo:border-left="0.05pt solid #000000" fo:border-right="0.05pt solid #000000" fo:border-top="none" fo:border-bottom="0.05pt solid #000000"/>
    </style:style>
    <style:style style:name="VideoRunningOrder.A8" style:family="table-cell">
      <style:table-cell-properties fo:padding="0.097cm" fo:border-left="0.05pt solid #000000" fo:border-right="none" fo:border-top="none" fo:border-bottom="0.05pt solid #000000"/>
    </style:style>
    <style:style style:name="VideoRunningOrder.B8" style:family="table-cell">
      <style:table-cell-properties fo:padding="0.097cm" fo:border-left="0.05pt solid #000000" fo:border-right="none" fo:border-top="none" fo:border-bottom="0.05pt solid #000000"/>
    </style:style>
    <style:style style:name="VideoRunningOrder.C8" style:family="table-cell">
      <style:table-cell-properties fo:padding="0.097cm" fo:border-left="0.05pt solid #000000" fo:border-right="none" fo:border-top="none" fo:border-bottom="0.05pt solid #000000"/>
    </style:style>
    <style:style style:name="VideoRunningOrder.D8" style:family="table-cell">
      <style:table-cell-properties fo:padding="0.097cm" fo:border-left="0.05pt solid #000000" fo:border-right="0.05pt solid #000000" fo:border-top="none" fo:border-bottom="0.05pt solid #000000"/>
    </style:style>
    <style:style style:name="VideoRunningOrder.A9" style:family="table-cell">
      <style:table-cell-properties fo:padding="0.097cm" fo:border-left="0.05pt solid #000000" fo:border-right="none" fo:border-top="none" fo:border-bottom="0.05pt solid #000000"/>
    </style:style>
    <style:style style:name="VideoRunningOrder.B9" style:family="table-cell">
      <style:table-cell-properties fo:padding="0.097cm" fo:border-left="0.05pt solid #000000" fo:border-right="none" fo:border-top="none" fo:border-bottom="0.05pt solid #000000"/>
    </style:style>
    <style:style style:name="VideoRunningOrder.C9" style:family="table-cell">
      <style:table-cell-properties fo:padding="0.097cm" fo:border-left="0.05pt solid #000000" fo:border-right="none" fo:border-top="none" fo:border-bottom="0.05pt solid #000000"/>
    </style:style>
    <style:style style:name="VideoRunningOrder.D9" style:family="table-cell">
      <style:table-cell-properties fo:padding="0.097cm" fo:border-left="0.05pt solid #000000" fo:border-right="0.05pt solid #000000" fo:border-top="none" fo:border-bottom="0.05pt solid #000000"/>
    </style:style>
    <style:style style:name="VideoRunningOrder.A10" style:family="table-cell">
      <style:table-cell-properties fo:padding="0.097cm" fo:border-left="0.05pt solid #000000" fo:border-right="none" fo:border-top="none" fo:border-bottom="0.05pt solid #000000"/>
    </style:style>
    <style:style style:name="VideoRunningOrder.B10" style:family="table-cell">
      <style:table-cell-properties fo:padding="0.097cm" fo:border-left="0.05pt solid #000000" fo:border-right="none" fo:border-top="none" fo:border-bottom="0.05pt solid #000000"/>
    </style:style>
    <style:style style:name="VideoRunningOrder.C10" style:family="table-cell">
      <style:table-cell-properties fo:padding="0.097cm" fo:border-left="0.05pt solid #000000" fo:border-right="none" fo:border-top="none" fo:border-bottom="0.05pt solid #000000"/>
    </style:style>
    <style:style style:name="VideoRunningOrder.D10" style:family="table-cell">
      <style:table-cell-properties fo:padding="0.097cm" fo:border-left="0.05pt solid #000000" fo:border-right="0.05pt solid #000000" fo:border-top="none" fo:border-bottom="0.05pt solid #000000"/>
    </style:style>
    <style:style style:name="VideoRunningOrder.A11" style:family="table-cell">
      <style:table-cell-properties fo:padding="0.097cm" fo:border-left="0.05pt solid #000000" fo:border-right="none" fo:border-top="none" fo:border-bottom="0.05pt solid #000000"/>
    </style:style>
    <style:style style:name="VideoRunningOrder.B11" style:family="table-cell">
      <style:table-cell-properties fo:padding="0.097cm" fo:border-left="0.05pt solid #000000" fo:border-right="none" fo:border-top="none" fo:border-bottom="0.05pt solid #000000"/>
    </style:style>
    <style:style style:name="VideoRunningOrder.C11" style:family="table-cell">
      <style:table-cell-properties fo:padding="0.097cm" fo:border-left="0.05pt solid #000000" fo:border-right="none" fo:border-top="none" fo:border-bottom="0.05pt solid #000000"/>
    </style:style>
    <style:style style:name="VideoRunningOrder.D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4"/>
    <style:style style:name="P4" style:family="paragraph" style:parent-style-name="Standard" style:list-style-name="L6"/>
    <style:style style:name="P5" style:family="paragraph" style:parent-style-name="Standard" style:list-style-name="L7"/>
    <style:style style:name="P6" style:family="paragraph" style:parent-style-name="Text_20_body">
      <style:text-properties fo:font-weight="normal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Table_20_Contents">
      <style:text-properties fo:font-weight="bold" style:font-weight-asian="bold" style:font-weight-complex="bold"/>
    </style:style>
    <style:style style:name="P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fo:font-variant="normal" fo:text-transform="none" fo:color="#1155cc" style:text-line-through-style="none" style:font-name="Arial1" fo:font-size="8.44999980926514pt" fo:font-style="normal" style:text-underline-style="solid" style:text-underline-width="auto" style:text-underline-color="font-color" fo:font-weight="normal" style:text-blinking="false" fo:background-color="transparent"/>
    </style:style>
    <style:style style:name="T2" style:family="text">
      <style:text-properties fo:font-weight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-start text:name="__RefHeading__112_494423332"/><text:bookmark text:name="docs-internal-guid-590e8d07-fe1e-9a65-fdc8-0a0caa577663"/>BrisBert Video<text:bookmark-end text:name="__RefHeading__112_494423332"/></text:h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7"><text:a xlink:type="simple" xlink:href="#__RefHeading__112_494423332" text:style-name="Index_20_Link" text:visited-style-name="Index_20_Link">BrisBert Video<text:tab/>1</text:a></text:p>
          <text:p text:style-name="P9"><text:a xlink:type="simple" xlink:href="#__RefHeading__106_494423332" text:style-name="Index_20_Link" text:visited-style-name="Index_20_Link">Purpose<text:tab/>1</text:a></text:p>
          <text:p text:style-name="P9"><text:a xlink:type="simple" xlink:href="#__RefHeading__108_494423332" text:style-name="Index_20_Link" text:visited-style-name="Index_20_Link">Requirements<text:tab/>1</text:a></text:p>
          <text:p text:style-name="P9"><text:a xlink:type="simple" xlink:href="#__RefHeading__114_494423332" text:style-name="Index_20_Link" text:visited-style-name="Index_20_Link">Audio and Score<text:tab/>1</text:a></text:p>
          <text:p text:style-name="P9"><text:a xlink:type="simple" xlink:href="#__RefHeading__121_494423332" text:style-name="Index_20_Link" text:visited-style-name="Index_20_Link">Editorial notes<text:tab/>2</text:a></text:p>
        </text:index-body>
      </text:table-of-content>
      <text:p text:style-name="Text_20_body"><text:span text:style-name="T2"><text:line-break/></text:span></text:p>
      <text:h text:style-name="Heading_20_2" text:outline-level="2"><text:bookmark-start text:name="__RefHeading__106_494423332"/>Purpose<text:bookmark-end text:name="__RefHeading__106_494423332"/></text:h>
      <text:p text:style-name="Standard"/>
      <text:p text:style-name="Standard">This document covers the planning and creation of the BrisBert team video entry for the Brisbane leg of the 2013 edition of GovHacks. </text:p>
      <text:p text:style-name="Standard"/>
      <text:h text:style-name="Heading_20_2" text:outline-level="2"><text:bookmark-start text:name="__RefHeading__108_494423332"/>Requirements<text:bookmark-end text:name="__RefHeading__108_494423332"/></text:h>
      <text:p text:style-name="Standard"/>
      <text:p text:style-name="Standard">The following indicates the required components.</text:p>
      <text:p text:style-name="Standard"/>
      <text:list xml:id="list1657239469" text:style-name="L6">
        <text:list-item>
          <text:p text:style-name="P4">Introduce the team</text:p>
          <text:list>
            <text:list-item>
              <text:p text:style-name="P4">Team name</text:p>
            </text:list-item>
            <text:list-item>
              <text:p text:style-name="P4">Team members</text:p>
            </text:list-item>
            <text:list-item>
              <text:p text:style-name="P4">Introduce team skills/specialties</text:p>
            </text:list-item>
          </text:list>
        </text:list-item>
        <text:list-item>
          <text:p text:style-name="P4">Introduce project</text:p>
          <text:list>
            <text:list-item>
              <text:p text:style-name="P4">Project title</text:p>
            </text:list-item>
            <text:list-item>
              <text:p text:style-name="P4">Project concept</text:p>
            </text:list-item>
          </text:list>
        </text:list-item>
        <text:list-item>
          <text:p text:style-name="P4">Expand on project</text:p>
          <text:list>
            <text:list-item>
              <text:p text:style-name="P4">Describe the source idea</text:p>
            </text:list-item>
            <text:list-item>
              <text:p text:style-name="P4">Showcase the minimal viable product</text:p>
            </text:list-item>
            <text:list-item>
              <text:p text:style-name="P4">Pitch the video and overall roadmap</text:p>
            </text:list-item>
          </text:list>
        </text:list-item>
        <text:list-item>
          <text:p text:style-name="P4">Describe the technical side</text:p>
          <text:list>
            <text:list-item>
              <text:p text:style-name="P4">Indicate what data sets were used</text:p>
            </text:list-item>
            <text:list-item>
              <text:p text:style-name="P4">Indicate what technologies were used</text:p>
            </text:list-item>
          </text:list>
        </text:list-item>
        <text:list-item>
          <text:p text:style-name="P4">Engagement</text:p>
          <text:list>
            <text:list-item>
              <text:p text:style-name="P4">Describe how viewers can participate</text:p>
            </text:list-item>
            <text:list-item>
              <text:p text:style-name="P4">Call for action/response</text:p>
            </text:list-item>
          </text:list>
          <text:p text:style-name="P4"><text:line-break/><text:line-break/></text:p>
        </text:list-item>
      </text:list>
      <text:p text:style-name="Text_20_body"/>
      <text:h text:style-name="Heading_20_2" text:outline-level="2"><text:bookmark-start text:name="__RefHeading__114_494423332"/><text:soft-page-break/>Audio and Score<text:bookmark-end text:name="__RefHeading__114_494423332"/></text:h>
      <text:p text:style-name="Text_20_body"/>
      <text:h text:style-name="Heading_20_3" text:outline-level="3">Theme pitch</text:h>
      <text:p text:style-name="Standard"/>
      <text:p text:style-name="Standard">Jaunty with a touch of Jazz. We equate “old music” with the newsreels of the second world war, ranging between the late-20s swing jazz and the joyous cultural explosion of both the post-depression and post-war era. The theme music is something that BrisBert would have danced to at Cloudland. If you ask BrisBert, I'm sure he will tell you all about it. <text:s/></text:p>
      <text:h text:style-name="Heading_20_3" text:outline-level="3">Candidates</text:h>
      <text:p text:style-name="Standard"/>
      <text:p text:style-name="Standard">'The boys brigade'</text:p>
      <text:p text:style-name="Standard"/>
      <text:p text:style-name="Standard">Page Link: </text:p>
      <text:list xml:id="list1361528168" text:style-name="L1">
        <text:list-item>
          <text:p text:style-name="P1"><text:a xlink:type="simple" xlink:href="http://trove.nla.gov.au/work/20078511?q&amp;versionId=23654178"><text:span text:style-name="T1">http://trove.nla.gov.au/work/20078511?q&amp;versionId=23654178</text:span></text:a></text:p>
        </text:list-item>
      </text:list>
      <text:p text:style-name="Standard">Direct Audio Link: </text:p>
      <text:list xml:id="list1238140310" text:style-name="L2">
        <text:list-item>
          <text:p text:style-name="P2"><text:a xlink:type="simple" xlink:href="http://trove.nla.gov.au/goto?i=x&amp;w=20078511&amp;d=http%3A%2F%2Fcallawaymedia.arts.uwa.edu.au%2Funrestricted%2Fsound%2Fhanda%2Ffolder01%2FAA00029-A.mp3"><text:span text:style-name="T1">http://trove.nla.gov.au/goto?i=x&amp;w=20078511&amp;d=http%3A%2F%2Fcallawaymedia.arts.uwa.edu.au%2Funrestricted%2Fsound%2Fhanda%2Ffolder01%2FAA00029-A.mp3</text:span></text:a></text:p>
        </text:list-item>
      </text:list>
      <text:p text:style-name="Standard"><text:span text:style-name="T1"/></text:p>
      <text:h text:style-name="Heading_20_2" text:outline-level="2"><text:bookmark-start text:name="__RefHeading__121_494423332"/><text:span text:style-name="T2">Editorial notes</text:span><text:bookmark-end text:name="__RefHeading__121_494423332"/></text:h>
      <text:p text:style-name="Standard"><text:span text:style-name="T2"/></text:p>
      <text:p text:style-name="Standard"><text:span text:style-name="T2">This section is a guide for the filming of the BrisBert team video.</text:span></text:p>
      <text:p text:style-name="Standard"><text:span text:style-name="T2"/></text:p>
      <text:p text:style-name="Standard"><text:span text:style-name="T2">Random notes (for now):</text:span></text:p>
      <text:list xml:id="list402145717" text:style-name="L4">
        <text:list-item>
          <text:p text:style-name="P3"><text:span text:style-name="T2">we have two Canon 5DMKII cameras with a range of lenses, plus lighting and a microphone</text:span></text:p>
        </text:list-item>
        <text:list-item>
          <text:p text:style-name="P3"><text:span text:style-name="T2">we have two GoPro camera for timelapses</text:span></text:p>
        </text:list-item>
        <text:list-item>
          <text:p text:style-name="P3"><text:span text:style-name="T2">we can shoot timelapses on the GoPros for intro montages for the video</text:span></text:p>
        </text:list-item>
        <text:list-item>
          <text:p text:style-name="P3"><text:span text:style-name="T2">we can cut in an audio score from music from the Trove archives</text:span></text:p>
        </text:list-item>
      </text:list>
      <text:p text:style-name="Standard"><text:span text:style-name="T2"/></text:p>
      <text:p text:style-name="Standard"><text:span text:style-name="T2">Questions:</text:span></text:p>
      <text:list xml:id="list1042759106" text:style-name="L7">
        <text:list-item>
          <text:p text:style-name="P5"><text:span text:style-name="T2">do we run the project intro before the tech discussion?</text:span></text:p>
        </text:list-item>
        <text:list-item>
          <text:p text:style-name="P5"><text:span text:style-name="T2"/></text:p>
        </text:list-item>
      </text:list>
      <text:p text:style-name="Standard"><text:span text:style-name="T2"/></text:p>
      <text:h text:style-name="Heading_20_2" text:outline-level="2"><text:span text:style-name="T2">Running order</text:span></text:h>
      <text:p text:style-name="Standard"><text:span text:style-name="T2">The team video can be no longer than three minutes long. A proposed running order is suggested as follows.</text:span></text:p>
      <text:p text:style-name="Standard"><text:span text:style-name="T2"/></text:p>
      <text:p text:style-name="Standard"><text:span text:style-name="T2"/></text:p>
      <table:table table:name="VideoRunningOrder" table:style-name="VideoRunningOrder">
        <table:table-column table:style-name="VideoRunningOrder.A"/>
        <table:table-column table:style-name="VideoRunningOrder.B"/>
        <table:table-column table:style-name="VideoRunningOrder.C"/>
        <table:table-column table:style-name="VideoRunningOrder.D"/>
        <table:table-row>
          <table:table-cell table:style-name="VideoRunningOrder.A1" office:value-type="string">
            <text:p text:style-name="P8">Time</text:p>
          </table:table-cell>
          <table:table-cell table:style-name="VideoRunningOrder.A1" office:value-type="string">
            <text:p text:style-name="P8">Type</text:p>
          </table:table-cell>
          <table:table-cell table:style-name="VideoRunningOrder.A1" office:value-type="string">
            <text:p text:style-name="P8">Content </text:p>
          </table:table-cell>
          <table:table-cell table:style-name="VideoRunningOrder.D1" office:value-type="string">
            <text:p text:style-name="P8">Notes</text:p>
          </table:table-cell>
        </table:table-row>
        <table:table-row>
          <table:table-cell table:style-name="VideoRunningOrder.A10" office:value-type="string">
            <text:p text:style-name="Table_20_Contents">0:00 – 0:10</text:p>
          </table:table-cell>
          <table:table-cell table:style-name="VideoRunningOrder.B2" office:value-type="string">
            <text:p text:style-name="Table_20_Contents">Intro sequence</text:p>
          </table:table-cell>
          <table:table-cell table:style-name="VideoRunningOrder.C2" office:value-type="string">
            <text:p text:style-name="Table_20_Contents">Audio, titles, montage</text:p>
          </table:table-cell>
          <table:table-cell table:style-name="VideoRunningOrder.D2" office:value-type="string">
            <text:p text:style-name="Table_20_Contents"/>
          </table:table-cell>
        </table:table-row>
        <table:table-row>
          <table:table-cell table:style-name="VideoRunningOrder.A10" office:value-type="string">
            <text:p text:style-name="Table_20_Contents">0:10 – 0:00</text:p>
          </table:table-cell>
          <table:table-cell table:style-name="VideoRunningOrder.B3" office:value-type="string">
            <text:p text:style-name="Table_20_Contents">Team introduction</text:p>
          </table:table-cell>
          <table:table-cell table:style-name="VideoRunningOrder.C3" office:value-type="string">
            <text:p text:style-name="Table_20_Contents"/>
          </table:table-cell>
          <table:table-cell table:style-name="VideoRunningOrder.D3" office:value-type="string">
            <text:p text:style-name="Table_20_Contents">By team name and skillsets.</text:p>
          </table:table-cell>
        </table:table-row>
        <table:table-row>
          <table:table-cell table:style-name="VideoRunningOrder.A10" office:value-type="string">
            <text:p text:style-name="Table_20_Contents">00:00 – 0:00</text:p>
          </table:table-cell>
          <table:table-cell table:style-name="VideoRunningOrder.B4" office:value-type="string">
            <text:p text:style-name="Table_20_Contents">Project introduction</text:p>
          </table:table-cell>
          <table:table-cell table:style-name="VideoRunningOrder.C4" office:value-type="string">
            <text:p text:style-name="Table_20_Contents"/>
          </table:table-cell>
          <table:table-cell table:style-name="VideoRunningOrder.D4" office:value-type="string">
            <text:p text:style-name="Table_20_Contents"/>
          </table:table-cell>
        </table:table-row>
        <text:soft-page-break/>
        <table:table-row>
          <table:table-cell table:style-name="VideoRunningOrder.A10" office:value-type="string">
            <text:p text:style-name="Table_20_Contents">0:00 – 0:00</text:p>
          </table:table-cell>
          <table:table-cell table:style-name="VideoRunningOrder.B5" office:value-type="string">
            <text:p text:style-name="Table_20_Contents">Project demo</text:p>
          </table:table-cell>
          <table:table-cell table:style-name="VideoRunningOrder.C5" office:value-type="string">
            <text:p text:style-name="Table_20_Contents"/>
          </table:table-cell>
          <table:table-cell table:style-name="VideoRunningOrder.D5" office:value-type="string">
            <text:p text:style-name="Table_20_Contents"/>
          </table:table-cell>
        </table:table-row>
        <table:table-row>
          <table:table-cell table:style-name="VideoRunningOrder.A10" office:value-type="string">
            <text:p text:style-name="Table_20_Contents">0:00 – 0:00</text:p>
          </table:table-cell>
          <table:table-cell table:style-name="VideoRunningOrder.B6" office:value-type="string">
            <text:p text:style-name="Table_20_Contents">Project deep dive</text:p>
          </table:table-cell>
          <table:table-cell table:style-name="VideoRunningOrder.C6" office:value-type="string">
            <text:p text:style-name="Table_20_Contents"/>
          </table:table-cell>
          <table:table-cell table:style-name="VideoRunningOrder.D6" office:value-type="string">
            <text:p text:style-name="Table_20_Contents"/>
          </table:table-cell>
        </table:table-row>
        <table:table-row>
          <table:table-cell table:style-name="VideoRunningOrder.A10" office:value-type="string">
            <text:p text:style-name="Table_20_Contents">0:00 – 0:00</text:p>
          </table:table-cell>
          <table:table-cell table:style-name="VideoRunningOrder.B7" office:value-type="string">
            <text:p text:style-name="Table_20_Contents">Team quotes</text:p>
          </table:table-cell>
          <table:table-cell table:style-name="VideoRunningOrder.C7" office:value-type="string">
            <text:p text:style-name="Table_20_Contents"/>
          </table:table-cell>
          <table:table-cell table:style-name="VideoRunningOrder.D7" office:value-type="string">
            <text:p text:style-name="Table_20_Contents"/>
          </table:table-cell>
        </table:table-row>
        <table:table-row>
          <table:table-cell table:style-name="VideoRunningOrder.A10" office:value-type="string">
            <text:p text:style-name="Table_20_Contents"/>
          </table:table-cell>
          <table:table-cell table:style-name="VideoRunningOrder.B8" office:value-type="string">
            <text:p text:style-name="Table_20_Contents"/>
          </table:table-cell>
          <table:table-cell table:style-name="VideoRunningOrder.C8" office:value-type="string">
            <text:p text:style-name="Table_20_Contents"/>
          </table:table-cell>
          <table:table-cell table:style-name="VideoRunningOrder.D8" office:value-type="string">
            <text:p text:style-name="Table_20_Contents"/>
          </table:table-cell>
        </table:table-row>
        <table:table-row>
          <table:table-cell table:style-name="VideoRunningOrder.A10" office:value-type="string">
            <text:p text:style-name="Table_20_Contents"/>
          </table:table-cell>
          <table:table-cell table:style-name="VideoRunningOrder.B9" office:value-type="string">
            <text:p text:style-name="Table_20_Contents"/>
          </table:table-cell>
          <table:table-cell table:style-name="VideoRunningOrder.C9" office:value-type="string">
            <text:p text:style-name="Table_20_Contents"/>
          </table:table-cell>
          <table:table-cell table:style-name="VideoRunningOrder.D9" office:value-type="string">
            <text:p text:style-name="Table_20_Contents"/>
          </table:table-cell>
        </table:table-row>
        <table:table-row>
          <table:table-cell table:style-name="VideoRunningOrder.A10" office:value-type="string">
            <text:p text:style-name="Table_20_Contents"/>
          </table:table-cell>
          <table:table-cell table:style-name="VideoRunningOrder.B10" office:value-type="string">
            <text:p text:style-name="Table_20_Contents"/>
          </table:table-cell>
          <table:table-cell table:style-name="VideoRunningOrder.C10" office:value-type="string">
            <text:p text:style-name="Table_20_Contents"/>
          </table:table-cell>
          <table:table-cell table:style-name="VideoRunningOrder.D10" office:value-type="string">
            <text:p text:style-name="Table_20_Contents"/>
          </table:table-cell>
        </table:table-row>
        <table:table-row>
          <table:table-cell table:style-name="VideoRunningOrder.A11" office:value-type="string">
            <text:p text:style-name="Table_20_Contents"/>
          </table:table-cell>
          <table:table-cell table:style-name="VideoRunningOrder.B11" office:value-type="string">
            <text:p text:style-name="Table_20_Contents"/>
          </table:table-cell>
          <table:table-cell table:style-name="VideoRunningOrder.C11" office:value-type="string">
            <text:p text:style-name="Table_20_Contents"/>
          </table:table-cell>
          <table:table-cell table:style-name="VideoRunningOrder.D11" office:value-type="string">
            <text:p text:style-name="Table_20_Contents"/>
          </table:table-cell>
        </table:table-row>
      </table:table>
      <text:p text:style-name="Standard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Helvetica" svg:font-family="Helvetica, arial, freesans, clean, sans-serif"/>
    <style:font-face style:name="OpenSymbol" svg:font-family="OpenSymbol"/>
    <style:font-face style:name="Trebuchet MS" svg:font-family="'Trebuchet MS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1T15:03:55</meta:creation-date>
    <dc:date>2013-06-01T15:27:42</dc:date>
    <meta:editing-duration>PT21M44S</meta:editing-duration>
    <meta:editing-cycles>4</meta:editing-cycles>
    <meta:generator>LibreOffice/3.5$MacOSX_x86 LibreOffice_project/dc9775d-05ecbee-0851ad3-1586698-727bf66</meta:generator>
    <meta:keyword>BrisBert</meta:keyword>
    <dc:title>Team BrisBert - Documentart for Video</dc:title>
    <meta:document-statistic meta:table-count="1" meta:image-count="0" meta:object-count="0" meta:page-count="3" meta:paragraph-count="68" meta:word-count="353" meta:character-count="2145" meta:non-whitespace-character-count="1873"/>
  </office:meta>
</office:document-meta>
</file>